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20100000, 4K @0x08000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37919488" calcext:value-type="float">
            <text:p>537919488</text:p>
          </table:table-cell>
          <table:table-cell table:style-name="ce14" office:value-type="string" calcext:value-type="string">
            <text:p>0x201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537927680" calcext:value-type="float">
            <text:p>537927680</text:p>
          </table:table-cell>
          <table:table-cell table:style-name="ce25" table:formula="of:=CONCATENATE(&quot;0x&quot;;DEC2HEX([.C7]))" office:value-type="string" office:string-value="0x20102000" calcext:value-type="string">
            <text:p>0x201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537929728" calcext:value-type="float">
            <text:p>537929728</text:p>
          </table:table-cell>
          <table:table-cell table:style-name="ce25" table:formula="of:=CONCATENATE(&quot;0x&quot;;DEC2HEX([.C8]))" office:value-type="string" office:string-value="0x20102800" calcext:value-type="string">
            <text:p>0x201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537931776" calcext:value-type="float">
            <text:p>537931776</text:p>
          </table:table-cell>
          <table:table-cell table:style-name="ce25" table:formula="of:=CONCATENATE(&quot;0x&quot;;DEC2HEX([.C9]))" office:value-type="string" office:string-value="0x20103000" calcext:value-type="string">
            <text:p>0x201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537935872" calcext:value-type="float">
            <text:p>537935872</text:p>
          </table:table-cell>
          <table:table-cell table:style-name="ce25" table:formula="of:=CONCATENATE(&quot;0x&quot;;DEC2HEX([.C10]))" office:value-type="string" office:string-value="0x20104000" calcext:value-type="string">
            <text:p>0x201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537944064" calcext:value-type="float">
            <text:p>537944064</text:p>
          </table:table-cell>
          <table:table-cell table:style-name="ce25" table:formula="of:=CONCATENATE(&quot;0x&quot;;DEC2HEX([.C11]))" office:value-type="string" office:string-value="0x20106000" calcext:value-type="string">
            <text:p>0x201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537952256" calcext:value-type="float">
            <text:p>537952256</text:p>
          </table:table-cell>
          <table:table-cell table:style-name="ce25" table:formula="of:=CONCATENATE(&quot;0x&quot;;DEC2HEX([.C12]))" office:value-type="string" office:string-value="0x20108000" calcext:value-type="string">
            <text:p>0x201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06:38:37.679246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1-02T06:40:21.386802722</dc:date>
    <meta:editing-cycles>58</meta:editing-cycles>
    <meta:editing-duration>PT4H50M10S</meta:editing-duration>
    <meta:generator>LibreOffice/7.0.4.2$Linux_X86_64 LibreOffice_project/00$Build-2</meta:generator>
    <meta:document-statistic meta:table-count="1" meta:cell-count="85" meta:object-count="0"/>
  </office:meta>
</office:document-meta>
</file>